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ER_UART_fro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U8,U7,U12</text:p>
          </table:table-cell>
          <table:table-cell office:value-type="string" calcext:value-type="string">
            <text:p>TI_TSSOP-24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VC8T245P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5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V8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5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V8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D2,D3,D4,D5,D6,D7,D8,D9,D10,D11,D12,D13</text:p>
          </table:table-cell>
          <table:table-cell office:value-type="string" calcext:value-type="string">
            <text:p>SOT23-3_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SD5V2S2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W13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W14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_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W15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W16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_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W17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NIGINI_NCDW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U9,U14,U15</text:p>
          </table:table-cell>
          <table:table-cell office:value-type="string" calcext:value-type="string">
            <text:p>SC70-6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VC1T45G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NIGINI_NCDW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ON7</text:p>
          </table:table-cell>
          <table:table-cell office:value-type="string" calcext:value-type="string">
            <text:p>NIGINI_NCDW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Q5,Q10</text:p>
          </table:table-cell>
          <table:table-cell office:value-type="string" calcext:value-type="string">
            <text:p>SC70-6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23-5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28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43EIP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U10,U16</text:p>
          </table:table-cell>
          <table:table-cell office:value-type="string" calcext:value-type="string">
            <text:p>SOIC-8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P2951C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I_VSSOP-8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T45DC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PIN3x2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-2x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DB9M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NIGINI_NCDW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ID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SW19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W18</text:p>
          </table:table-cell>
          <table:table-cell office:value-type="string" calcext:value-type="string">
            <text:p>TACTB-64K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5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V8_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LED8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LED9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LED10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LED11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5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V8_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LED13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LED14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_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LED15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LED16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_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LED17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LED18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LED19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LED20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LED21,LED29,LED31,LED35,LED39</text:p>
          </table:table-cell>
          <table:table-cell office:value-type="string" calcext:value-type="string">
            <text:p>080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LED22,LED30</text:p>
          </table:table-cell>
          <table:table-cell office:value-type="string" calcext:value-type="string">
            <text:p>080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LED23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LED24,LED32,LED36,LED40</text:p>
          </table:table-cell>
          <table:table-cell office:value-type="string" calcext:value-type="string">
            <text:p>080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LED25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LED26</text:p>
          </table:table-cell>
          <table:table-cell office:value-type="string" calcext:value-type="string">
            <text:p>08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LED27,LED34,LED38,LED42</text:p>
          </table:table-cell>
          <table:table-cell office:value-type="string" calcext:value-type="string">
            <text:p>080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LED28,LED33,LED37,LED41</text:p>
          </table:table-cell>
          <table:table-cell office:value-type="string" calcext:value-type="string">
            <text:p>080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X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4x2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-2x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CON9</text:p>
          </table:table-cell>
          <table:table-cell office:value-type="string" calcext:value-type="string">
            <text:p>PIN2x2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-2x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CON10</text:p>
          </table:table-cell>
          <table:table-cell office:value-type="string" calcext:value-type="string">
            <text:p>PIN5x2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-2x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CON11</text:p>
          </table:table-cell>
          <table:table-cell office:value-type="string" calcext:value-type="string">
            <text:p>PIN12x2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-2x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P-64-0.5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R8T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a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1,C2,C3,C4,C5,C12,C17,C19,C22,C24,C25,C26,C29,C30,C32,C33,C34,C35,C37,C38,C40,C41,C42,C45,C46,C20,C23,C36,C39,C48</text:p>
          </table:table-cell>
          <table:table-cell office:value-type="string" calcext:value-type="string">
            <text:p>0603_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8,R15,R19,R21,R22,R26,R29,R34,R35,R37,R38,R41,R45,R2,R4,R6,R48</text:p>
          </table:table-cell>
          <table:table-cell office:value-type="string" calcext:value-type="string">
            <text:p>0603_R_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,U4</text:p>
          </table:table-cell>
          <table:table-cell office:value-type="string" calcext:value-type="string">
            <text:p>TSSOP-14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8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23-3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7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6,C9,C10,C13,C14,C15,C16</text:p>
          </table:table-cell>
          <table:table-cell office:value-type="string" calcext:value-type="string">
            <text:p>0603_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7,C27,C43</text:p>
          </table:table-cell>
          <table:table-cell office:value-type="string" calcext:value-type="string">
            <text:p>0603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5,R7,R8,R9,R10,R11,R12,R13,R14,R16,R17,R30,R31,R32,R33,R36,R39,R3</text:p>
          </table:table-cell>
          <table:table-cell office:value-type="string" calcext:value-type="string">
            <text:p>0603_R_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1,TP2,TP3,TP4,TP5,TP6,TP7,TP8,TP9,TP10,TP11,TP12,TP13,TP14,TP15,TP16,TP17,TP18,TP19,TP20,TP21,TP22,TP23,TP24,TP25,TP26,TP27,TP28,TP29,TP30,TP31,TP32,TP33,TP34,TP35,TP36,TP37,TP38,TP39</text:p>
          </table:table-cell>
          <table:table-cell office:value-type="string" calcext:value-type="string">
            <text:p>TP_1m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H1,MH2</text:p>
          </table:table-cell>
          <table:table-cell office:value-type="string" calcext:value-type="string">
            <text:p>mounting_hole_3.2_7.5_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CH1</text:p>
          </table:table-cell>
          <table:table-cell office:value-type="string" calcext:value-type="string">
            <text:p>d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,R40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23,R42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24,R43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5,R44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7,R46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8,R47</text:p>
          </table:table-cell>
          <table:table-cell office:value-type="string" calcext:value-type="string">
            <text:p>0603_R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1,C8,C11,C28,C44</text:p>
          </table:table-cell>
          <table:table-cell office:value-type="string" calcext:value-type="string">
            <text:p>0805_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31,C47</text:p>
          </table:table-cell>
          <table:table-cell office:value-type="string" calcext:value-type="string">
            <text:p>0603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23-3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TA143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4,Q9,Q2,Q7,Q12</text:p>
          </table:table-cell>
          <table:table-cell office:value-type="string" calcext:value-type="string">
            <text:p>SOT23-3_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DTA143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TSSOP-16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6,Q11,Q3,Q8,Q13,Q14</text:p>
          </table:table-cell>
          <table:table-cell office:value-type="string" calcext:value-type="string">
            <text:p>SOT23-3_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-MOS_s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603_R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1,RN3,RN4,RN5,RN6,RN7,RN8,RN9</text:p>
          </table:table-cell>
          <table:table-cell office:value-type="string" calcext:value-type="string">
            <text:p>4x0603_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4x0603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/>
        </table:table-row>
      </table:table>
      <table:named-expressions/>
      <table:database-ranges>
        <table:database-range table:name="__Anonymous_Sheet_DB__0" table:target-range-address="SUPER_UART_front.A1:SUPER_UART_front.F94" table:display-filter-buttons="true">
          <table:filter>
            <table:filter-and>
              <table:filter-condition table:field-number="5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21:15:22.252000000</dc:date>
    <dc:creator>Piotr Nowicki</dc:creator>
    <meta:editing-duration>PT9M58S</meta:editing-duration>
    <meta:editing-cycles>1</meta:editing-cycles>
    <meta:generator>LibreOffice/5.4.1.2$Windows_X86_64 LibreOffice_project/ea7cb86e6eeb2bf3a5af73a8f7777ac570321527</meta:generator>
    <meta:document-statistic meta:table-count="1" meta:cell-count="544" meta:object-count="0"/>
  </office:meta>
</office:document-meta>
</file>